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5.667cm" style:rel-column-width="21845*"/>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Liberation Serif" fo:font-size="11pt" fo:font-weight="bold" officeooo:rsid="001de24b" officeooo:paragraph-rsid="001de24b"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style:font-name="Liberation Serif" fo:font-size="11pt" fo:font-weight="bold" officeooo:rsid="001de24b" officeooo:paragraph-rsid="001de24b"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style:font-name="Liberation Serif" fo:font-size="11pt" fo:font-weight="bold" officeooo:rsid="002076e8" officeooo:paragraph-rsid="002076e8"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style:font-name="Liberation Serif" fo:font-size="11pt" fo:font-weight="bold" officeooo:rsid="0021322b" officeooo:paragraph-rsid="0021322b"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style:font-name="Liberation Serif" fo:font-size="11pt" fo:font-weight="bold" officeooo:rsid="00228bed" officeooo:paragraph-rsid="00228bed"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style:font-name="Liberation Serif" fo:font-size="11pt" fo:font-weight="normal" officeooo:rsid="001de24b" officeooo:paragraph-rsid="001de24b"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Liberation Serif" fo:font-size="11pt" fo:font-weight="normal" officeooo:rsid="001fa826" officeooo:paragraph-rsid="001fa826" style:font-size-asian="9.60000038146973pt" style:font-weight-asian="normal" style:font-size-complex="11pt" style:font-weight-complex="normal"/>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76e8" officeooo:paragraph-rsid="002076e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M2414 Report</text:p>
      <text:p text:style-name="P2">Group members:</text:p>
      <text:p text:style-name="P6">Name: <text:tab/><text:tab/><text:tab/>Georgi Tarashev</text:p>
      <text:p text:style-name="P6">Student Number:</text:p>
      <text:p text:style-name="P7">Candidate Number:</text:p>
      <text:p text:style-name="P6"/>
      <text:p text:style-name="P7">Name: <text:tab/><text:tab/><text:tab/>Nathan Baker</text:p>
      <text:p text:style-name="P7">Student Number: </text:p>
      <text:p text:style-name="P7">Candidate Number: </text:p>
      <text:p text:style-name="P7"/>
      <text:p text:style-name="P3">Split:</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Development Log:</text:p>
      <table:table table:name="Table1" table:style-name="Table1" table:template-name="Academic">
        <table:table-column table:style-name="Table1.A" table:number-columns-repeated="3"/>
        <table:table-row table:style-name="Table1.1">
          <table:table-cell table:style-name="Table1.A1" office:value-type="string">
            <text:p text:style-name="P8">Date</text:p>
          </table:table-cell>
          <table:table-cell table:style-name="Table1.A1" office:value-type="string">
            <text:p text:style-name="P8">Driver</text:p>
          </table:table-cell>
          <table:table-cell table:style-name="Table1.A1" office:value-type="string">
            <text:p text:style-name="P8">Observer</text:p>
          </table:table-cell>
        </table:table-row>
        <table:table-row table:style-name="Table1.1">
          <table:table-cell table:style-name="Table1.A2" office:value-type="string">
            <text:p text:style-name="P8"/>
          </table:table-cell>
          <table:table-cell table:style-name="Table1.B2">
            <text:p text:style-name="P8"/>
          </table:table-cell>
          <table:table-cell table:style-name="Table1.B2">
            <text:p text:style-name="P8"/>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esign Choices:</text:p>
      <text:p text:style-name="P4">PebbleGame:</text:p>
      <text:p text:style-name="P4">Signalling to Threads that another Thread has won the game:<text:span text:style-name="T1"> We decided to use a flag , which is just a boolean variable, in order to signal other threads that the game is over. The alternative would’ve been to directly kill threads, however, we thought that that is not a good idea and it would be better for the running threads to finish their run function and then the whole thread pool is shutdown. This does mean, however, that we have had to add checks in multiple places to check that the game is finished, but all of them are crucial since if some of them weren’t there then a running thread would be able to finish another turn of the game even though another player has won, which could’ve caused issues such as potentially having more than one winner. Another reason to use a flag rather than directly killing threads is that all we have to do is change one variable and the whole game would end, as opposed to having to find and kill specific threads. The last reason that pushed us to our decision is the fact that if a thread was killed as it was writing to a file then the file itself could get corrupted, rendering the run useless since there would be no data for one of the players.</text:span></text:p>
      <text:p text:style-name="P4"><text:span text:style-name="T1"/></text:p>
      <text:p text:style-name="P5">Writing to files overhea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07:05:39.967000000</meta:creation-date>
    <dc:date>2021-11-09T07:33:01.152000000</dc:date>
    <meta:editing-duration>PT27M18S</meta:editing-duration>
    <meta:editing-cycles>7</meta:editing-cycles>
    <meta:generator>LibreOffice/7.2.2.2$Windows_X86_64 LibreOffice_project/02b2acce88a210515b4a5bb2e46cbfb63fe97d56</meta:generator>
    <meta:document-statistic meta:table-count="1" meta:image-count="0" meta:object-count="0" meta:page-count="3" meta:paragraph-count="17" meta:word-count="256" meta:character-count="1430" meta:non-whitespace-character-count="1182"/>
  </office:meta>
</office:document-meta>
</file>